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0.0.1" table:style-name="ta1" table:print="false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  <table:table-cell table:style-name="ce1" office:value-type="string" table:number-columns-spanned="2" table:number-rows-spanned="1">
            <text:p>GTX460 v0.0.3</text:p>
          </table:table-cell>
          <table:covered-table-cell/>
          <table:table-cell table:style-name="ce1" office:value-type="string" table:number-columns-spanned="2" table:number-rows-spanned="1">
            <text:p>GTX460 v0.0.4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table:style-name="ce2" office:value-type="float" office:value="8.8818E-016">
            <text:p>8.88E-016</text:p>
          </table:table-cell>
          <table:table-cell table:number-columns-repeated="2"/>
          <table:table-cell office:value-type="float" office:value="0.029">
            <text:p>0.029</text:p>
          </table:table-cell>
          <table:table-cell/>
          <table:table-cell office:value-type="float" office:value="0.03">
            <text:p>0.03</text:p>
          </table:table-cell>
          <table:table-cell/>
          <table:table-cell office:value-type="float" office:value="0.033">
            <text:p>0.03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table:style-name="ce2" office:value-type="float" office:value="1.7764E-015">
            <text:p>1.78E-015</text:p>
          </table:table-cell>
          <table:table-cell table:number-columns-repeated="2"/>
          <table:table-cell office:value-type="float" office:value="0.082">
            <text:p>0.082</text:p>
          </table:table-cell>
          <table:table-cell/>
          <table:table-cell office:value-type="float" office:value="0.084">
            <text:p>0.084</text:p>
          </table:table-cell>
          <table:table-cell/>
          <table:table-cell office:value-type="float" office:value="0.088">
            <text:p>0.08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table:style-name="ce2" office:value-type="float" office:value="3.5527E-015">
            <text:p>3.55E-015</text:p>
          </table:table-cell>
          <table:table-cell table:number-columns-repeated="2"/>
          <table:table-cell office:value-type="float" office:value="0.188">
            <text:p>0.188</text:p>
          </table:table-cell>
          <table:table-cell/>
          <table:table-cell office:value-type="float" office:value="0.189">
            <text:p>0.189</text:p>
          </table:table-cell>
          <table:table-cell/>
          <table:table-cell office:value-type="float" office:value="0.196">
            <text:p>0.19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table:style-name="ce2" office:value-type="float" office:value="0.000000000000049738">
            <text:p>4.97E-014</text:p>
          </table:table-cell>
          <table:table-cell table:number-columns-repeated="2"/>
          <table:table-cell office:value-type="float" office:value="0.419">
            <text:p>0.419</text:p>
          </table:table-cell>
          <table:table-cell/>
          <table:table-cell office:value-type="float" office:value="0.404">
            <text:p>0.404</text:p>
          </table:table-cell>
          <table:table-cell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table:style-name="ce2" office:value-type="float" office:value="0.000000000000099476">
            <text:p>9.95E-014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  <table:table-cell office:value-type="float" office:value="0.932">
            <text:p>0.932</text:p>
          </table:table-cell>
          <table:table-cell/>
          <table:table-cell office:value-type="float" office:value="0.887">
            <text:p>0.887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table:style-name="ce2" office:value-type="float" office:value="0.00000000000022737">
            <text:p>2.27E-013</text:p>
          </table:table-cell>
          <table:table-cell table:number-columns-repeated="2"/>
          <table:table-cell office:value-type="float" office:value="3.674">
            <text:p>3.674</text:p>
          </table:table-cell>
          <table:table-cell/>
          <table:table-cell office:value-type="float" office:value="2.825">
            <text:p>2.825</text:p>
          </table:table-cell>
          <table:table-cell/>
          <table:table-cell office:value-type="float" office:value="2.306">
            <text:p>2.30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table:style-name="ce2" office:value-type="float" office:value="0.00000000000056843">
            <text:p>5.68E-013</text:p>
          </table:table-cell>
          <table:table-cell table:number-columns-repeated="2"/>
          <table:table-cell office:value-type="float" office:value="19.782">
            <text:p>19.782</text:p>
          </table:table-cell>
          <table:table-cell/>
          <table:table-cell office:value-type="float" office:value="12.97">
            <text:p>12.97</text:p>
          </table:table-cell>
          <table:table-cell/>
          <table:table-cell office:value-type="float" office:value="8.381">
            <text:p>8.38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table:style-name="ce2" office:value-type="float" office:value="0.0000000000011369">
            <text:p>1.14E-012</text:p>
          </table:table-cell>
          <table:table-cell table:number-columns-repeated="2"/>
          <table:table-cell office:value-type="float" office:value="138.576004">
            <text:p>138.576004</text:p>
          </table:table-cell>
          <table:table-cell/>
          <table:table-cell office:value-type="float" office:value="83.575996">
            <text:p>83.575996</text:p>
          </table:table-cell>
          <table:table-cell/>
          <table:table-cell office:value-type="float" office:value="47.318001">
            <text:p>47.318001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table:style-name="ce2" office:value-type="float" office:value="0.0000000000012506">
            <text:p>1.25E-012</text:p>
          </table:table-cell>
          <table:table-cell table:number-columns-repeated="2"/>
          <table:table-cell office:value-type="float" office:value="717.158997">
            <text:p>717.158997</text:p>
          </table:table-cell>
          <table:table-cell/>
          <table:table-cell office:value-type="float" office:value="267.184998">
            <text:p>267.184998</text:p>
          </table:table-cell>
          <table:table-cell/>
          <table:table-cell office:value-type="float" office:value="144.149994">
            <text:p>144.149994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number-columns-repeated="3"/>
          <table:table-cell office:value-type="float" office:value="1057.495972">
            <text:p>1057.495972</text:p>
          </table:table-cell>
          <table:table-cell/>
          <table:table-cell office:value-type="float" office:value="620.645996">
            <text:p>620.645996</text:p>
          </table:table-cell>
          <table:table-cell/>
          <table:table-cell office:value-type="float" office:value="328.989014">
            <text:p>328.989014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number-columns-repeated="3"/>
          <table:table-cell office:value-type="float" office:value="2429.561035">
            <text:p>2429.561035</text:p>
          </table:table-cell>
          <table:table-cell/>
          <table:table-cell office:value-type="float" office:value="1199.775024">
            <text:p>1199.775024</text:p>
          </table:table-cell>
          <table:table-cell/>
          <table:table-cell office:value-type="float" office:value="634.241028">
            <text:p>634.241028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number-columns-repeated="3"/>
          <table:table-cell office:value-type="float" office:value="5933.699219">
            <text:p>5933.699219</text:p>
          </table:table-cell>
          <table:table-cell/>
          <table:table-cell office:value-type="float" office:value="2097.541016">
            <text:p>2097.541016</text:p>
          </table:table-cell>
          <table:table-cell/>
          <table:table-cell office:value-type="float" office:value="1076.207031">
            <text:p>1076.207031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number-columns-repeated="3"/>
          <table:table-cell office:value-type="float" office:value="6283.786133">
            <text:p>6283.786133</text:p>
          </table:table-cell>
          <table:table-cell/>
          <table:table-cell office:value-type="float" office:value="3262.700928">
            <text:p>3262.700928</text:p>
          </table:table-cell>
          <table:table-cell/>
          <table:table-cell office:value-type="float" office:value="1699.01001">
            <text:p>1699.010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number-columns-repeated="3"/>
          <table:table-cell office:value-type="float" office:value="8422.449219">
            <text:p>8422.449219</text:p>
          </table:table-cell>
          <table:table-cell/>
          <table:table-cell office:value-type="float" office:value="5036.292969">
            <text:p>5036.292969</text:p>
          </table:table-cell>
          <table:table-cell/>
          <table:table-cell office:value-type="float" office:value="2571.261963">
            <text:p>2571.261963</text:p>
          </table:table-cell>
          <table:table-cell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number-columns-repeated="3"/>
          <table:table-cell office:value-type="float" office:value="18351.882812">
            <text:p>18351.882812</text:p>
          </table:table-cell>
          <table:table-cell/>
          <table:table-cell office:value-type="float" office:value="6943.01416">
            <text:p>6943.01416</text:p>
          </table:table-cell>
          <table:table-cell/>
          <table:table-cell office:value-type="float" office:value="3574.76709">
            <text:p>3574.76709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514.642578">
            <text:p>19514.642578</text:p>
          </table:table-cell>
          <table:table-cell table:number-columns-repeated="3"/>
          <table:table-cell table:formula="of:=184.87*1000" office:value-type="float" office:value="184870">
            <text:p>184870</text:p>
          </table:table-cell>
          <table:table-cell table:number-columns-repeated="3"/>
          <table:table-cell office:value-type="float" office:value="19514.642578">
            <text:p>19514.642578</text:p>
          </table:table-cell>
          <table:table-cell/>
          <table:table-cell office:value-type="float" office:value="9400.414062">
            <text:p>9400.414062</text:p>
          </table:table-cell>
          <table:table-cell/>
          <table:table-cell office:value-type="float" office:value="4858.223145">
            <text:p>4858.223145</text:p>
          </table:table-cell>
          <table:table-cell/>
        </table:table-row>
        <table:table-row table:style-name="ro1">
          <table:table-cell>
            <draw:frame table:end-cell-address="'0.0.1'.J41" table:end-x="0.2303in" table:end-y="0.0524in" draw:z-index="0" draw:style-name="gr1" svg:width="8.0886in" svg:height="3.9173in" svg:x="0.1429in" svg:y="0.0315in">
              <draw:object draw:notify-on-update-of-ranges="'0.0.1'.A3:'0.0.1'.A18 '0.0.1'.J1:'0.0.1'.J1 '0.0.1'.J3:'0.0.1'.J18 '0.0.1'.L1:'0.0.1'.L1 '0.0.1'.L3:'0.0.1'.L18 '0.0.1'.N1:'0.0.1'.N1 '0.0.1'.N3:'0.0.1'.N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9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03T19:48:01</dc:date>
    <dc:creator>Dejan Peretin</dc:creator>
    <meta:editing-duration>PT19H35M4S</meta:editing-duration>
    <meta:editing-cycles>59</meta:editing-cycles>
    <meta:document-statistic meta:table-count="3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6cm" svg:height="9.951cm" xlink:href=".." xlink:type="simple" chart:class="chart:line" chart:style-name="ch1">
        <chart:legend chart:legend-position="end" svg:x="17.541cm" svg:y="4.23cm" chart:style-name="ch2"/>
        <chart:plot-area chart:style-name="ch3" table:cell-range-address="'0.0.1'.A3:'0.0.1'.A18 '0.0.1'.J1:'0.0.1'.J1 '0.0.1'.J3:'0.0.1'.J18 '0.0.1'.L1:'0.0.1'.L1 '0.0.1'.L3:'0.0.1'.L18 '0.0.1'.N1:'0.0.1'.N1 '0.0.1'.N3:'0.0.1'.N18" chart:data-source-has-labels="both" svg:x="0.86cm" svg:y="0.931cm" svg:width="15.861cm" svg:height="8.401cm">
          <chartooo:coordinate-region svg:x="2.037cm" svg:y="1.13cm" svg:width="14.219cm" svg:height="7.555cm"/>
          <chart:axis chart:dimension="x" chart:name="primary-x" chart:style-name="ch4">
            <chart:categories table:cell-range-address="'0.0.1'.A3:'0.0.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J3:'0.0.1'.J18" chart:label-cell-address="'0.0.1'.J1:'0.0.1'.J1" chart:class="chart:line">
            <chart:data-point chart:repeated="16"/>
          </chart:series>
          <chart:series chart:style-name="ch7" chart:values-cell-range-address="'0.0.1'.L3:'0.0.1'.L18" chart:label-cell-address="'0.0.1'.L1:'0.0.1'.L1" chart:class="chart:line">
            <chart:data-point chart:repeated="16"/>
          </chart:series>
          <chart:series chart:style-name="ch8" chart:values-cell-range-address="'0.0.1'.N3:'0.0.1'.N18" chart:label-cell-address="'0.0.1'.N1:'0.0.1'.N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X460 v0.0.2</text:p>
                <draw:g>
                  <svg:desc>'0.0.1'.J1:'0.0.1'.J1</svg:desc>
                </draw:g>
              </table:table-cell>
              <table:table-cell office:value-type="string">
                <text:p>GTX460 v0.0.3</text:p>
                <draw:g>
                  <svg:desc>'0.0.1'.L1:'0.0.1'.L1</svg:desc>
                </draw:g>
              </table:table-cell>
              <table:table-cell office:value-type="string">
                <text:p/>
                <draw:g>
                  <svg:desc>'0.0.1'.N1:'0.0.1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0.0.1'.A3:'0.0.1'.A18</svg:desc>
                </draw:g>
              </table:table-cell>
              <table:table-cell office:value-type="float" office:value="0.029">
                <text:p>0.029</text:p>
                <draw:g>
                  <svg:desc>'0.0.1'.J3:'0.0.1'.J18</svg:desc>
                </draw:g>
              </table:table-cell>
              <table:table-cell office:value-type="float" office:value="0.03">
                <text:p>0.03</text:p>
                <draw:g>
                  <svg:desc>'0.0.1'.L3:'0.0.1'.L18</svg:desc>
                </draw:g>
              </table:table-cell>
              <table:table-cell office:value-type="float" office:value="0.033">
                <text:p>0.033</text:p>
                <draw:g>
                  <svg:desc>'0.0.1'.N3:'0.0.1'.N18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8">
                <text:p>0.188</text:p>
              </table:table-cell>
              <table:table-cell office:value-type="float" office:value="0.189">
                <text:p>0.18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9">
                <text:p>0.419</text:p>
              </table:table-cell>
              <table:table-cell office:value-type="float" office:value="0.404">
                <text:p>0.4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1">
                <text:p>1.001</text:p>
              </table:table-cell>
              <table:table-cell office:value-type="float" office:value="0.932">
                <text:p>0.93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74">
                <text:p>3.674</text:p>
              </table:table-cell>
              <table:table-cell office:value-type="float" office:value="2.825">
                <text:p>2.825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782">
                <text:p>19.782</text:p>
              </table:table-cell>
              <table:table-cell office:value-type="float" office:value="12.97">
                <text:p>12.97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38.576004">
                <text:p>138.576004</text:p>
              </table:table-cell>
              <table:table-cell office:value-type="float" office:value="83.575996">
                <text:p>83.575996</text:p>
              </table:table-cell>
              <table:table-cell office:value-type="float" office:value="47.318001">
                <text:p>47.31800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717.158997">
                <text:p>717.158997</text:p>
              </table:table-cell>
              <table:table-cell office:value-type="float" office:value="267.184998">
                <text:p>267.184998</text:p>
              </table:table-cell>
              <table:table-cell office:value-type="float" office:value="144.149994">
                <text:p>144.1499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57.495972">
                <text:p>1057.495972</text:p>
              </table:table-cell>
              <table:table-cell office:value-type="float" office:value="620.645996">
                <text:p>620.645996</text:p>
              </table:table-cell>
              <table:table-cell office:value-type="float" office:value="328.989014">
                <text:p>328.989014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429.561035">
                <text:p>2429.561035</text:p>
              </table:table-cell>
              <table:table-cell office:value-type="float" office:value="1199.775024">
                <text:p>1199.775024</text:p>
              </table:table-cell>
              <table:table-cell office:value-type="float" office:value="634.241028">
                <text:p>634.24102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5933.699219">
                <text:p>5933.699219</text:p>
              </table:table-cell>
              <table:table-cell office:value-type="float" office:value="2097.541016">
                <text:p>2097.541016</text:p>
              </table:table-cell>
              <table:table-cell office:value-type="float" office:value="1076.207031">
                <text:p>1076.20703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283.786133">
                <text:p>6283.786133</text:p>
              </table:table-cell>
              <table:table-cell office:value-type="float" office:value="3262.700928">
                <text:p>3262.700928</text:p>
              </table:table-cell>
              <table:table-cell office:value-type="float" office:value="1699.01001">
                <text:p>1699.0100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422.449219">
                <text:p>8422.449219</text:p>
              </table:table-cell>
              <table:table-cell office:value-type="float" office:value="5036.292969">
                <text:p>5036.292969</text:p>
              </table:table-cell>
              <table:table-cell office:value-type="float" office:value="2571.261963">
                <text:p>2571.261963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8351.882812">
                <text:p>18351.882812</text:p>
              </table:table-cell>
              <table:table-cell office:value-type="float" office:value="6943.01416">
                <text:p>6943.01416</text:p>
              </table:table-cell>
              <table:table-cell office:value-type="float" office:value="3574.76709">
                <text:p>3574.76709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9514.642578">
                <text:p>19514.642578</text:p>
              </table:table-cell>
              <table:table-cell office:value-type="float" office:value="9400.414062">
                <text:p>9400.414062</text:p>
              </table:table-cell>
              <table:table-cell office:value-type="float" office:value="4858.223145">
                <text:p>4858.223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